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6.32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1363" calcext:value-type="float">
            <text:p>7,613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91355" calcext:value-type="float">
            <text:p>8,391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009" calcext:value-type="float">
            <text:p>9,2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13627" calcext:value-type="float">
            <text:p>8,413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13627" calcext:value-type="float">
            <text:p>8,4136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7481" calcext:value-type="float">
            <text:p>9,17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7481" calcext:value-type="float">
            <text:p>9,17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60271" calcext:value-type="float">
            <text:p>9,060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60271" calcext:value-type="float">
            <text:p>9,060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7863" calcext:value-type="float">
            <text:p>8,37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7863" calcext:value-type="float">
            <text:p>8,37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37863" calcext:value-type="float">
            <text:p>8,37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74271" calcext:value-type="float">
            <text:p>9,074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074271" calcext:value-type="float">
            <text:p>9,074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400914" calcext:value-type="float">
            <text:p>8,400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35917" calcext:value-type="float">
            <text:p>7,6359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635917" calcext:value-type="float">
            <text:p>7,6359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35917" calcext:value-type="float">
            <text:p>7,6359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611099" calcext:value-type="float">
            <text:p>7,6110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611099" calcext:value-type="float">
            <text:p>7,6110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11099" calcext:value-type="float">
            <text:p>7,6110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377367" calcext:value-type="float">
            <text:p>8,377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08891" calcext:value-type="float">
            <text:p>9,088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136003" calcext:value-type="float">
            <text:p>9,136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36003" calcext:value-type="float">
            <text:p>9,136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136003" calcext:value-type="float">
            <text:p>9,136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136003" calcext:value-type="float">
            <text:p>9,136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347457" calcext:value-type="float">
            <text:p>8,347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347457" calcext:value-type="float">
            <text:p>8,347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347457" calcext:value-type="float">
            <text:p>8,347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47457" calcext:value-type="float">
            <text:p>8,347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388818" calcext:value-type="float">
            <text:p>8,388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388818" calcext:value-type="float">
            <text:p>8,388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388818" calcext:value-type="float">
            <text:p>8,388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392001" calcext:value-type="float">
            <text:p>8,39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92001" calcext:value-type="float">
            <text:p>8,39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392001" calcext:value-type="float">
            <text:p>8,39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392001" calcext:value-type="float">
            <text:p>8,39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656907" calcext:value-type="float">
            <text:p>7,6569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656907" calcext:value-type="float">
            <text:p>7,6569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980356" calcext:value-type="float">
            <text:p>6,9803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6362" calcext:value-type="float">
            <text:p>6,36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013446" calcext:value-type="float">
            <text:p>7,013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000718" calcext:value-type="float">
            <text:p>7,000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000718" calcext:value-type="float">
            <text:p>7,000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000718" calcext:value-type="float">
            <text:p>7,000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000718" calcext:value-type="float">
            <text:p>7,000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036989" calcext:value-type="float">
            <text:p>7,036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036989" calcext:value-type="float">
            <text:p>7,036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036989" calcext:value-type="float">
            <text:p>7,0369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780986" calcext:value-type="float">
            <text:p>7,780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780986" calcext:value-type="float">
            <text:p>7,780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751076" calcext:value-type="float">
            <text:p>7,7510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763166" calcext:value-type="float">
            <text:p>7,763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763166" calcext:value-type="float">
            <text:p>7,763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763166" calcext:value-type="float">
            <text:p>7,763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763166" calcext:value-type="float">
            <text:p>7,763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763166" calcext:value-type="float">
            <text:p>7,7631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043984" calcext:value-type="float">
            <text:p>7,043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300624" calcext:value-type="float">
            <text:p>6,300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520355" calcext:value-type="float">
            <text:p>5,520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520355" calcext:value-type="float">
            <text:p>5,520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520355" calcext:value-type="float">
            <text:p>5,520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520355" calcext:value-type="float">
            <text:p>5,5203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894712" calcext:value-type="float">
            <text:p>4,894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69724" calcext:value-type="float">
            <text:p>4,269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559458" calcext:value-type="float">
            <text:p>3,559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868919" calcext:value-type="float">
            <text:p>2,868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151643" calcext:value-type="float">
            <text:p>2,151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3:07:24.899000000</dc:date>
    <meta:editing-duration>PT1M37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7.61363">
                <text:p>7.61363</text:p>
                <draw:g>
                  <svg:desc>cameraslog_4.B2:cameraslog_4.B1001</svg:desc>
                </draw:g>
              </table:table-cell>
              <table:table-cell office:value-type="float" office:value="9">
                <text:p>9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91355">
                <text:p>8.391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2009">
                <text:p>9.20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413627">
                <text:p>8.413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13627">
                <text:p>8.413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17481">
                <text:p>9.17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7481">
                <text:p>9.17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060271">
                <text:p>9.060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060271">
                <text:p>9.060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37863">
                <text:p>8.37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37863">
                <text:p>8.37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37863">
                <text:p>8.378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074271">
                <text:p>9.074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074271">
                <text:p>9.074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400914">
                <text:p>8.400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635917">
                <text:p>7.6359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635917">
                <text:p>7.6359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635917">
                <text:p>7.6359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611099">
                <text:p>7.611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611099">
                <text:p>7.611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611099">
                <text:p>7.611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377367">
                <text:p>8.377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08891">
                <text:p>9.088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136003">
                <text:p>9.136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136003">
                <text:p>9.136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136003">
                <text:p>9.136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36003">
                <text:p>9.136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347457">
                <text:p>8.347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347457">
                <text:p>8.347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347457">
                <text:p>8.347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347457">
                <text:p>8.347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388818">
                <text:p>8.388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388818">
                <text:p>8.388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388818">
                <text:p>8.388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392001">
                <text:p>8.39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392001">
                <text:p>8.39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392001">
                <text:p>8.39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392001">
                <text:p>8.39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656907">
                <text:p>7.656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656907">
                <text:p>7.656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980356">
                <text:p>6.9803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36362">
                <text:p>6.36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013446">
                <text:p>7.013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000718">
                <text:p>7.000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000718">
                <text:p>7.000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000718">
                <text:p>7.000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000718">
                <text:p>7.000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036989">
                <text:p>7.036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036989">
                <text:p>7.036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036989">
                <text:p>7.036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780986">
                <text:p>7.780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780986">
                <text:p>7.780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751076">
                <text:p>7.7510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763166">
                <text:p>7.76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763166">
                <text:p>7.76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763166">
                <text:p>7.76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763166">
                <text:p>7.76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763166">
                <text:p>7.763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043984">
                <text:p>7.043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300624">
                <text:p>6.300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520355">
                <text:p>5.520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520355">
                <text:p>5.520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520355">
                <text:p>5.520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520355">
                <text:p>5.520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894712">
                <text:p>4.894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269724">
                <text:p>4.269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559458">
                <text:p>3.559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868919">
                <text:p>2.868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151643">
                <text:p>2.15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